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mall_resumo_totai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6" table:number-columns-repeated="3" table:default-cell-style-name="Default"/>
        <table:table-column table:style-name="co3" table:number-columns-repeated="5" table:default-cell-style-name="Default"/>
        <table:table-column table:style-name="co6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15" office:value-type="string" calcext:value-type="string">
            <text:p>Energia</text:p>
          </table:table-cell>
          <table:table-cell table:number-columns-repeated="15" office:value-type="string" calcext:value-type="string">
            <text:p>Makespan</text:p>
          </table:table-cell>
          <table:table-cell table:number-columns-repeated="15" office:value-type="string" calcext:value-type="string">
            <text:p>tasks</text:p>
          </table:table-cell>
          <table:table-cell table:number-columns-repeated="1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number-columns-repeated="6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table:number-columns-repeated="2"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office:value-type="float" office:value="99402" calcext:value-type="float">
            <text:p>99402</text:p>
          </table:table-cell>
          <table:table-cell office:value-type="float" office:value="100348" calcext:value-type="float">
            <text:p>100348</text:p>
          </table:table-cell>
          <table:table-cell office:value-type="float" office:value="99402" calcext:value-type="float">
            <text:p>99402</text:p>
          </table:table-cell>
          <table:table-cell table:number-columns-repeated="5" office:value-type="float" office:value="99718" calcext:value-type="float">
            <text:p>99718</text:p>
          </table:table-cell>
          <table:table-cell office:value-type="float" office:value="99402" calcext:value-type="float">
            <text:p>99402</text:p>
          </table:table-cell>
          <table:table-cell office:value-type="float" office:value="100114" calcext:value-type="float">
            <text:p>100114</text:p>
          </table:table-cell>
          <table:table-cell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office:value-type="float" office:value="2541" calcext:value-type="float">
            <text:p>2541</text:p>
          </table:table-cell>
          <table:table-cell office:value-type="float" office:value="2549" calcext:value-type="float">
            <text:p>2549</text:p>
          </table:table-cell>
          <table:table-cell office:value-type="float" office:value="2541" calcext:value-type="float">
            <text:p>2541</text:p>
          </table:table-cell>
          <table:table-cell table:number-columns-repeated="5" office:value-type="float" office:value="2539" calcext:value-type="float">
            <text:p>2539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744" calcext:value-type="float">
            <text:p>12574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084" calcext:value-type="float">
            <text:p>125084</text:p>
          </table:table-cell>
          <table:table-cell office:value-type="float" office:value="125142" calcext:value-type="float">
            <text:p>125142</text:p>
          </table:table-cell>
          <table:table-cell table:number-columns-repeated="5" office:value-type="float" office:value="125594" calcext:value-type="float">
            <text:p>12559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 table:number-columns-repeated="5" office:value-type="float" office:value="2550" calcext:value-type="float">
            <text:p>2550</text:p>
          </table:table-cell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1592" calcext:value-type="float">
            <text:p>151592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2200" calcext:value-type="float">
            <text:p>152200</text:p>
          </table:table-cell>
          <table:table-cell table:number-columns-repeated="8" office:value-type="float" office:value="150480" calcext:value-type="float">
            <text:p>150480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50" calcext:value-type="float">
            <text:p>2550</text:p>
          </table:table-cell>
          <table:table-cell table:number-columns-repeated="12" office:value-type="float" office:value="2530" calcext:value-type="float">
            <text:p>2530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table:number-columns-repeated="2"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856" calcext:value-type="float">
            <text:p>176856</text:p>
          </table:table-cell>
          <table:table-cell office:value-type="float" office:value="176098" calcext:value-type="float">
            <text:p>176098</text:p>
          </table:table-cell>
          <table:table-cell table:number-columns-repeated="5" office:value-type="float" office:value="176444" calcext:value-type="float">
            <text:p>176444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444" calcext:value-type="float">
            <text:p>176444</text:p>
          </table:table-cell>
          <table:table-cell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office:value-type="float" office:value="2535" calcext:value-type="float">
            <text:p>2535</text:p>
          </table:table-cell>
          <table:table-cell office:value-type="float" office:value="2538" calcext:value-type="float">
            <text:p>2538</text:p>
          </table:table-cell>
          <table:table-cell office:value-type="float" office:value="2535" calcext:value-type="float">
            <text:p>2535</text:p>
          </table:table-cell>
          <table:table-cell table:number-columns-repeated="5" office:value-type="float" office:value="2540" calcext:value-type="float">
            <text:p>2540</text:p>
          </table:table-cell>
          <table:table-cell office:value-type="float" office:value="2535" calcext:value-type="float">
            <text:p>2535</text:p>
          </table:table-cell>
          <table:table-cell office:value-type="float" office:value="2540" calcext:value-type="float">
            <text:p>2540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884" calcext:value-type="float">
            <text:p>20188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3488" calcext:value-type="float">
            <text:p>203488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376" calcext:value-type="float">
            <text:p>20237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02376" calcext:value-type="float">
            <text:p>202376</text:p>
          </table:table-cell>
          <table:table-cell table:number-columns-repeated="2" office:value-type="float" office:value="201938" calcext:value-type="float">
            <text:p>201938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3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262" calcext:value-type="float">
            <text:p>74262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376" calcext:value-type="float">
            <text:p>74376</text:p>
          </table:table-cell>
          <table:table-cell office:value-type="float" office:value="75546" calcext:value-type="float">
            <text:p>75546</text:p>
          </table:table-cell>
          <table:table-cell office:value-type="float" office:value="74376" calcext:value-type="float">
            <text:p>74376</text:p>
          </table:table-cell>
          <table:table-cell office:value-type="float" office:value="73898" calcext:value-type="float">
            <text:p>73898</text:p>
          </table:table-cell>
          <table:table-cell office:value-type="float" office:value="73662" calcext:value-type="float">
            <text:p>73662</text:p>
          </table:table-cell>
          <table:table-cell office:value-type="float" office:value="73728" calcext:value-type="float">
            <text:p>73728</text:p>
          </table:table-cell>
          <table:table-cell office:value-type="float" office:value="73116" calcext:value-type="float">
            <text:p>73116</text:p>
          </table:table-cell>
          <table:table-cell office:value-type="float" office:value="73226" calcext:value-type="float">
            <text:p>73226</text:p>
          </table:table-cell>
          <table:table-cell office:value-type="float" office:value="74376" calcext:value-type="float">
            <text:p>74376</text:p>
          </table:table-cell>
          <table:table-cell office:value-type="float" office:value="73396" calcext:value-type="float">
            <text:p>7339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86" calcext:value-type="float">
            <text:p>1286</text:p>
          </table:table-cell>
          <table:table-cell office:value-type="float" office:value="1350" calcext:value-type="float">
            <text:p>1350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277" calcext:value-type="float">
            <text:p>1277</text:p>
          </table:table-cell>
          <table:table-cell office:value-type="float" office:value="1266" calcext:value-type="float">
            <text:p>1266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86" calcext:value-type="float">
            <text:p>1286</text:p>
          </table:table-cell>
          <table:table-cell office:value-type="float" office:value="1279" calcext:value-type="float">
            <text:p>1279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5852" calcext:value-type="float">
            <text:p>95852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6020" calcext:value-type="float">
            <text:p>96020</text:p>
          </table:table-cell>
          <table:table-cell office:value-type="float" office:value="95760" calcext:value-type="float">
            <text:p>95760</text:p>
          </table:table-cell>
          <table:table-cell office:value-type="float" office:value="96020" calcext:value-type="float">
            <text:p>96020</text:p>
          </table:table-cell>
          <table:table-cell office:value-type="float" office:value="97124" calcext:value-type="float">
            <text:p>97124</text:p>
          </table:table-cell>
          <table:table-cell office:value-type="float" office:value="97658" calcext:value-type="float">
            <text:p>97658</text:p>
          </table:table-cell>
          <table:table-cell office:value-type="float" office:value="97730" calcext:value-type="float">
            <text:p>97730</text:p>
          </table:table-cell>
          <table:table-cell office:value-type="float" office:value="96868" calcext:value-type="float">
            <text:p>96868</text:p>
          </table:table-cell>
          <table:table-cell office:value-type="float" office:value="97474" calcext:value-type="float">
            <text:p>97474</text:p>
          </table:table-cell>
          <table:table-cell office:value-type="float" office:value="96020" calcext:value-type="float">
            <text:p>96020</text:p>
          </table:table-cell>
          <table:table-cell office:value-type="float" office:value="97770" calcext:value-type="float">
            <text:p>97770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55" calcext:value-type="float">
            <text:p>1055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73" calcext:value-type="float">
            <text:p>1073</text:p>
          </table:table-cell>
          <table:table-cell office:value-type="float" office:value="1066" calcext:value-type="float">
            <text:p>1066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1092" calcext:value-type="float">
            <text:p>1092</text:p>
          </table:table-cell>
          <table:table-cell office:value-type="float" office:value="1073" calcext:value-type="float">
            <text:p>1073</text:p>
          </table:table-cell>
          <table:table-cell office:value-type="float" office:value="1089" calcext:value-type="float">
            <text:p>1089</text:p>
          </table:table-cell>
          <table:table-cell office:value-type="float" office:value="1066" calcext:value-type="float">
            <text:p>1066</text:p>
          </table:table-cell>
          <table:table-cell office:value-type="float" office:value="1090" calcext:value-type="float">
            <text:p>1090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88" calcext:value-type="float">
            <text:p>110888</text:p>
          </table:table-cell>
          <table:table-cell office:value-type="float" office:value="108548" calcext:value-type="float">
            <text:p>108548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88" calcext:value-type="float">
            <text:p>110888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3360" calcext:value-type="float">
            <text:p>113360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0124" calcext:value-type="float">
            <text:p>110124</text:p>
          </table:table-cell>
          <table:table-cell office:value-type="float" office:value="110818" calcext:value-type="float">
            <text:p>110818</text:p>
          </table:table-cell>
          <table:table-cell office:value-type="float" office:value="109648" calcext:value-type="float">
            <text:p>109648</text:p>
          </table:table-cell>
          <table:table-cell table:number-columns-repeated="2" office:value-type="float" office:value="110682" calcext:value-type="float">
            <text:p>110682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0682" calcext:value-type="float">
            <text:p>110682</text:p>
          </table:table-cell>
          <table:table-cell office:value-type="float" office:value="1067" calcext:value-type="float">
            <text:p>1067</text:p>
          </table:table-cell>
          <table:table-cell office:value-type="float" office:value="1095" calcext:value-type="float">
            <text:p>1095</text:p>
          </table:table-cell>
          <table:table-cell office:value-type="float" office:value="1074" calcext:value-type="float">
            <text:p>1074</text:p>
          </table:table-cell>
          <table:table-cell office:value-type="float" office:value="1067" calcext:value-type="float">
            <text:p>1067</text:p>
          </table:table-cell>
          <table:table-cell office:value-type="float" office:value="1095" calcext:value-type="float">
            <text:p>1095</text:p>
          </table:table-cell>
          <table:table-cell office:value-type="float" office:value="1062" calcext:value-type="float">
            <text:p>1062</text:p>
          </table:table-cell>
          <table:table-cell office:value-type="float" office:value="1102" calcext:value-type="float">
            <text:p>1102</text:p>
          </table:table-cell>
          <table:table-cell office:value-type="float" office:value="1062" calcext:value-type="float">
            <text:p>1062</text:p>
          </table:table-cell>
          <table:table-cell office:value-type="float" office:value="1089" calcext:value-type="float">
            <text:p>1089</text:p>
          </table:table-cell>
          <table:table-cell office:value-type="float" office:value="1104" calcext:value-type="float">
            <text:p>1104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1062" calcext:value-type="float">
            <text:p>1062</text:p>
          </table:table-cell>
          <table:table-cell office:value-type="float" office:value="1094" calcext:value-type="float">
            <text:p>109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036" calcext:value-type="float">
            <text:p>120036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4344" calcext:value-type="float">
            <text:p>124344</text:p>
          </table:table-cell>
          <table:table-cell office:value-type="float" office:value="120116" calcext:value-type="float">
            <text:p>120116</text:p>
          </table:table-cell>
          <table:table-cell table:number-columns-repeated="2" office:value-type="float" office:value="119560" calcext:value-type="float">
            <text:p>119560</text:p>
          </table:table-cell>
          <table:table-cell office:value-type="float" office:value="120294" calcext:value-type="float">
            <text:p>120294</text:p>
          </table:table-cell>
          <table:table-cell table:number-columns-repeated="2" office:value-type="float" office:value="119460" calcext:value-type="float">
            <text:p>119460</text:p>
          </table:table-cell>
          <table:table-cell office:value-type="float" office:value="120116" calcext:value-type="float">
            <text:p>120116</text:p>
          </table:table-cell>
          <table:table-cell office:value-type="float" office:value="119394" calcext:value-type="float">
            <text:p>119394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95" calcext:value-type="float">
            <text:p>1095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  <table:table-cell office:value-type="float" office:value="1081" calcext:value-type="float">
            <text:p>1081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78" calcext:value-type="float">
            <text:p>1078</text:p>
          </table:table-cell>
          <table:table-cell office:value-type="float" office:value="1062" calcext:value-type="float">
            <text:p>1062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0020" calcext:value-type="float">
            <text:p>13002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4176" calcext:value-type="float">
            <text:p>134176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1708" calcext:value-type="float">
            <text:p>131708</text:p>
          </table:table-cell>
          <table:table-cell office:value-type="float" office:value="130800" calcext:value-type="float">
            <text:p>130800</text:p>
          </table:table-cell>
          <table:table-cell office:value-type="float" office:value="131708" calcext:value-type="float">
            <text:p>131708</text:p>
          </table:table-cell>
          <table:table-cell table:number-columns-repeated="2" office:value-type="float" office:value="130800" calcext:value-type="float">
            <text:p>130800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0850" calcext:value-type="float">
            <text:p>130850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office:value-type="float" office:value="1070" calcext:value-type="float">
            <text:p>1070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062" calcext:value-type="float">
            <text:p>1062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1062" calcext:value-type="float">
            <text:p>1062</text:p>
          </table:table-cell>
          <table:table-cell office:value-type="float" office:value="1074" calcext:value-type="float">
            <text:p>1074</text:p>
          </table:table-cell>
          <table:table-cell office:value-type="float" office:value="1062" calcext:value-type="float">
            <text:p>1062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1964" calcext:value-type="float">
            <text:p>71964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2406" calcext:value-type="float">
            <text:p>72406</text:p>
          </table:table-cell>
          <table:table-cell office:value-type="float" office:value="73010" calcext:value-type="float">
            <text:p>73010</text:p>
          </table:table-cell>
          <table:table-cell office:value-type="float" office:value="72406" calcext:value-type="float">
            <text:p>72406</text:p>
          </table:table-cell>
          <table:table-cell office:value-type="float" office:value="72200" calcext:value-type="float">
            <text:p>72200</text:p>
          </table:table-cell>
          <table:table-cell office:value-type="float" office:value="71700" calcext:value-type="float">
            <text:p>71700</text:p>
          </table:table-cell>
          <table:table-cell office:value-type="float" office:value="71234" calcext:value-type="float">
            <text:p>71234</text:p>
          </table:table-cell>
          <table:table-cell office:value-type="float" office:value="71244" calcext:value-type="float">
            <text:p>71244</text:p>
          </table:table-cell>
          <table:table-cell office:value-type="float" office:value="70866" calcext:value-type="float">
            <text:p>70866</text:p>
          </table:table-cell>
          <table:table-cell office:value-type="float" office:value="72406" calcext:value-type="float">
            <text:p>72406</text:p>
          </table:table-cell>
          <table:table-cell office:value-type="float" office:value="70234" calcext:value-type="float">
            <text:p>70234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1214" calcext:value-type="float">
            <text:p>1214</text:p>
          </table:table-cell>
          <table:table-cell office:value-type="float" office:value="1249" calcext:value-type="float">
            <text:p>1249</text:p>
          </table:table-cell>
          <table:table-cell office:value-type="float" office:value="1214" calcext:value-type="float">
            <text:p>1214</text:p>
          </table:table-cell>
          <table:table-cell office:value-type="float" office:value="1205" calcext:value-type="float">
            <text:p>1205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1158" calcext:value-type="float">
            <text:p>1158</text:p>
          </table:table-cell>
          <table:table-cell office:value-type="float" office:value="1214" calcext:value-type="float">
            <text:p>1214</text:p>
          </table:table-cell>
          <table:table-cell office:value-type="float" office:value="1162" calcext:value-type="float">
            <text:p>116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8450" calcext:value-type="float">
            <text:p>7845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7958" calcext:value-type="float">
            <text:p>77958</text:p>
          </table:table-cell>
          <table:table-cell office:value-type="float" office:value="80342" calcext:value-type="float">
            <text:p>80342</text:p>
          </table:table-cell>
          <table:table-cell office:value-type="float" office:value="77958" calcext:value-type="float">
            <text:p>77958</text:p>
          </table:table-cell>
          <table:table-cell office:value-type="float" office:value="77552" calcext:value-type="float">
            <text:p>77552</text:p>
          </table:table-cell>
          <table:table-cell office:value-type="float" office:value="75924" calcext:value-type="float">
            <text:p>75924</text:p>
          </table:table-cell>
          <table:table-cell office:value-type="float" office:value="77262" calcext:value-type="float">
            <text:p>77262</text:p>
          </table:table-cell>
          <table:table-cell office:value-type="float" office:value="75186" calcext:value-type="float">
            <text:p>75186</text:p>
          </table:table-cell>
          <table:table-cell office:value-type="float" office:value="75526" calcext:value-type="float">
            <text:p>75526</text:p>
          </table:table-cell>
          <table:table-cell office:value-type="float" office:value="77958" calcext:value-type="float">
            <text:p>77958</text:p>
          </table:table-cell>
          <table:table-cell office:value-type="float" office:value="75034" calcext:value-type="float">
            <text:p>75034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52" calcext:value-type="float">
            <text:p>752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70" calcext:value-type="float">
            <text:p>770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674" calcext:value-type="float">
            <text:p>674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708" calcext:value-type="float">
            <text:p>86708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402" calcext:value-type="float">
            <text:p>86402</text:p>
          </table:table-cell>
          <table:table-cell office:value-type="float" office:value="97378" calcext:value-type="float">
            <text:p>97378</text:p>
          </table:table-cell>
          <table:table-cell office:value-type="float" office:value="86402" calcext:value-type="float">
            <text:p>86402</text:p>
          </table:table-cell>
          <table:table-cell office:value-type="float" office:value="87292" calcext:value-type="float">
            <text:p>8729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0" calcext:value-type="float">
            <text:p>87110</text:p>
          </table:table-cell>
          <table:table-cell office:value-type="float" office:value="87962" calcext:value-type="float">
            <text:p>87962</text:p>
          </table:table-cell>
          <table:table-cell office:value-type="float" office:value="86744" calcext:value-type="float">
            <text:p>86744</text:p>
          </table:table-cell>
          <table:table-cell office:value-type="float" office:value="86402" calcext:value-type="float">
            <text:p>86402</text:p>
          </table:table-cell>
          <table:table-cell office:value-type="float" office:value="87468" calcext:value-type="float">
            <text:p>8746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624" calcext:value-type="float">
            <text:p>624</text:p>
          </table:table-cell>
          <table:table-cell office:value-type="float" office:value="594" calcext:value-type="float">
            <text:p>594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90" calcext:value-type="float">
            <text:p>10089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7448" calcext:value-type="float">
            <text:p>107448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0618" calcext:value-type="float">
            <text:p>100618</text:p>
          </table:table-cell>
          <table:table-cell office:value-type="float" office:value="101912" calcext:value-type="float">
            <text:p>101912</text:p>
          </table:table-cell>
          <table:table-cell office:value-type="float" office:value="101676" calcext:value-type="float">
            <text:p>101676</text:p>
          </table:table-cell>
          <table:table-cell office:value-type="float" office:value="102448" calcext:value-type="float">
            <text:p>102448</text:p>
          </table:table-cell>
          <table:table-cell office:value-type="float" office:value="103120" calcext:value-type="float">
            <text:p>103120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2384" calcext:value-type="float">
            <text:p>102384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0" calcext:value-type="float">
            <text:p>610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4" calcext:value-type="float">
            <text:p>614</text:p>
          </table:table-cell>
          <table:table-cell office:value-type="float" office:value="702" calcext:value-type="float">
            <text:p>702</text:p>
          </table:table-cell>
          <table:table-cell office:value-type="float" office:value="614" calcext:value-type="float">
            <text:p>614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625" calcext:value-type="float">
            <text:p>625</text:p>
          </table:table-cell>
          <table:table-cell office:value-type="float" office:value="614" calcext:value-type="float">
            <text:p>614</text:p>
          </table:table-cell>
          <table:table-cell office:value-type="float" office:value="609" calcext:value-type="float">
            <text:p>609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958" calcext:value-type="float">
            <text:p>110958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9080" calcext:value-type="float">
            <text:p>119080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0650" calcext:value-type="float">
            <text:p>110650</text:p>
          </table:table-cell>
          <table:table-cell office:value-type="float" office:value="110938" calcext:value-type="float">
            <text:p>110938</text:p>
          </table:table-cell>
          <table:table-cell office:value-type="float" office:value="111720" calcext:value-type="float">
            <text:p>111720</text:p>
          </table:table-cell>
          <table:table-cell table:number-columns-repeated="2" office:value-type="float" office:value="112362" calcext:value-type="float">
            <text:p>112362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1396" calcext:value-type="float">
            <text:p>11139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4" calcext:value-type="float">
            <text:p>624</text:p>
          </table:table-cell>
          <table:table-cell office:value-type="float" office:value="752" calcext:value-type="float">
            <text:p>752</text:p>
          </table:table-cell>
          <table:table-cell office:value-type="float" office:value="624" calcext:value-type="float">
            <text:p>624</text:p>
          </table:table-cell>
          <table:table-cell office:value-type="float" office:value="628" calcext:value-type="float">
            <text:p>628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184" calcext:value-type="float">
            <text:p>71184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022" calcext:value-type="float">
            <text:p>71022</text:p>
          </table:table-cell>
          <table:table-cell office:value-type="float" office:value="72136" calcext:value-type="float">
            <text:p>72136</text:p>
          </table:table-cell>
          <table:table-cell office:value-type="float" office:value="71022" calcext:value-type="float">
            <text:p>71022</text:p>
          </table:table-cell>
          <table:table-cell office:value-type="float" office:value="71356" calcext:value-type="float">
            <text:p>71356</text:p>
          </table:table-cell>
          <table:table-cell office:value-type="float" office:value="70806" calcext:value-type="float">
            <text:p>70806</text:p>
          </table:table-cell>
          <table:table-cell office:value-type="float" office:value="70914" calcext:value-type="float">
            <text:p>70914</text:p>
          </table:table-cell>
          <table:table-cell office:value-type="float" office:value="70528" calcext:value-type="float">
            <text:p>70528</text:p>
          </table:table-cell>
          <table:table-cell office:value-type="float" office:value="70310" calcext:value-type="float">
            <text:p>70310</text:p>
          </table:table-cell>
          <table:table-cell office:value-type="float" office:value="71022" calcext:value-type="float">
            <text:p>71022</text:p>
          </table:table-cell>
          <table:table-cell office:value-type="float" office:value="69468" calcext:value-type="float">
            <text:p>69468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47" calcext:value-type="float">
            <text:p>114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163" calcext:value-type="float">
            <text:p>1163</text:p>
          </table:table-cell>
          <table:table-cell office:value-type="float" office:value="1121" calcext:value-type="float">
            <text:p>1121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540" calcext:value-type="float">
            <text:p>7454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070" calcext:value-type="float">
            <text:p>74070</text:p>
          </table:table-cell>
          <table:table-cell office:value-type="float" office:value="78062" calcext:value-type="float">
            <text:p>78062</text:p>
          </table:table-cell>
          <table:table-cell office:value-type="float" office:value="74070" calcext:value-type="float">
            <text:p>74070</text:p>
          </table:table-cell>
          <table:table-cell office:value-type="float" office:value="73824" calcext:value-type="float">
            <text:p>73824</text:p>
          </table:table-cell>
          <table:table-cell office:value-type="float" office:value="73518" calcext:value-type="float">
            <text:p>73518</text:p>
          </table:table-cell>
          <table:table-cell office:value-type="float" office:value="73634" calcext:value-type="float">
            <text:p>73634</text:p>
          </table:table-cell>
          <table:table-cell office:value-type="float" office:value="73868" calcext:value-type="float">
            <text:p>73868</text:p>
          </table:table-cell>
          <table:table-cell office:value-type="float" office:value="72376" calcext:value-type="float">
            <text:p>72376</text:p>
          </table:table-cell>
          <table:table-cell office:value-type="float" office:value="74070" calcext:value-type="float">
            <text:p>74070</text:p>
          </table:table-cell>
          <table:table-cell office:value-type="float" office:value="71710" calcext:value-type="float">
            <text:p>71710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3" calcext:value-type="float">
            <text:p>643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736" calcext:value-type="float">
            <text:p>736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609" calcext:value-type="float">
            <text:p>609</text:p>
          </table:table-cell>
          <table:table-cell office:value-type="float" office:value="647" calcext:value-type="float">
            <text:p>647</text:p>
          </table:table-cell>
          <table:table-cell office:value-type="float" office:value="600" calcext:value-type="float">
            <text:p>600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9494" calcext:value-type="float">
            <text:p>79494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8738" calcext:value-type="float">
            <text:p>78738</text:p>
          </table:table-cell>
          <table:table-cell office:value-type="float" office:value="82528" calcext:value-type="float">
            <text:p>82528</text:p>
          </table:table-cell>
          <table:table-cell office:value-type="float" office:value="78738" calcext:value-type="float">
            <text:p>78738</text:p>
          </table:table-cell>
          <table:table-cell office:value-type="float" office:value="79020" calcext:value-type="float">
            <text:p>79020</text:p>
          </table:table-cell>
          <table:table-cell office:value-type="float" office:value="76432" calcext:value-type="float">
            <text:p>76432</text:p>
          </table:table-cell>
          <table:table-cell office:value-type="float" office:value="76652" calcext:value-type="float">
            <text:p>76652</text:p>
          </table:table-cell>
          <table:table-cell office:value-type="float" office:value="77822" calcext:value-type="float">
            <text:p>77822</text:p>
          </table:table-cell>
          <table:table-cell office:value-type="float" office:value="75140" calcext:value-type="float">
            <text:p>75140</text:p>
          </table:table-cell>
          <table:table-cell office:value-type="float" office:value="78738" calcext:value-type="float">
            <text:p>78738</text:p>
          </table:table-cell>
          <table:table-cell office:value-type="float" office:value="75968" calcext:value-type="float">
            <text:p>75968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579" calcext:value-type="float">
            <text:p>579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505" calcext:value-type="float">
            <text:p>505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451" calcext:value-type="float">
            <text:p>451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438" calcext:value-type="float">
            <text:p>83438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312" calcext:value-type="float">
            <text:p>83312</text:p>
          </table:table-cell>
          <table:table-cell office:value-type="float" office:value="89298" calcext:value-type="float">
            <text:p>89298</text:p>
          </table:table-cell>
          <table:table-cell office:value-type="float" office:value="83312" calcext:value-type="float">
            <text:p>83312</text:p>
          </table:table-cell>
          <table:table-cell office:value-type="float" office:value="80622" calcext:value-type="float">
            <text:p>80622</text:p>
          </table:table-cell>
          <table:table-cell office:value-type="float" office:value="79960" calcext:value-type="float">
            <text:p>79960</text:p>
          </table:table-cell>
          <table:table-cell office:value-type="float" office:value="81542" calcext:value-type="float">
            <text:p>81542</text:p>
          </table:table-cell>
          <table:table-cell office:value-type="float" office:value="79650" calcext:value-type="float">
            <text:p>79650</text:p>
          </table:table-cell>
          <table:table-cell office:value-type="float" office:value="79924" calcext:value-type="float">
            <text:p>79924</text:p>
          </table:table-cell>
          <table:table-cell office:value-type="float" office:value="83312" calcext:value-type="float">
            <text:p>83312</text:p>
          </table:table-cell>
          <table:table-cell office:value-type="float" office:value="82970" calcext:value-type="float">
            <text:p>82970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float" office:value="520" calcext:value-type="float">
            <text:p>520</text:p>
          </table:table-cell>
          <table:table-cell office:value-type="float" office:value="433" calcext:value-type="float">
            <text:p>433</text:p>
          </table:table-cell>
          <table:table-cell office:value-type="float" office:value="377" calcext:value-type="float">
            <text:p>377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5948" calcext:value-type="float">
            <text:p>85948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7042" calcext:value-type="float">
            <text:p>87042</text:p>
          </table:table-cell>
          <table:table-cell office:value-type="float" office:value="94870" calcext:value-type="float">
            <text:p>94870</text:p>
          </table:table-cell>
          <table:table-cell office:value-type="float" office:value="87042" calcext:value-type="float">
            <text:p>87042</text:p>
          </table:table-cell>
          <table:table-cell office:value-type="float" office:value="85814" calcext:value-type="float">
            <text:p>85814</text:p>
          </table:table-cell>
          <table:table-cell office:value-type="float" office:value="82404" calcext:value-type="float">
            <text:p>82404</text:p>
          </table:table-cell>
          <table:table-cell office:value-type="float" office:value="85482" calcext:value-type="float">
            <text:p>85482</text:p>
          </table:table-cell>
          <table:table-cell office:value-type="float" office:value="83600" calcext:value-type="float">
            <text:p>83600</text:p>
          </table:table-cell>
          <table:table-cell office:value-type="float" office:value="82564" calcext:value-type="float">
            <text:p>82564</text:p>
          </table:table-cell>
          <table:table-cell office:value-type="float" office:value="87042" calcext:value-type="float">
            <text:p>87042</text:p>
          </table:table-cell>
          <table:table-cell office:value-type="float" office:value="89678" calcext:value-type="float">
            <text:p>89678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83" calcext:value-type="float">
            <text:p>383</text:p>
          </table:table-cell>
          <table:table-cell office:value-type="float" office:value="500" calcext:value-type="float">
            <text:p>500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454" calcext:value-type="float">
            <text:p>71454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630" calcext:value-type="float">
            <text:p>71630</text:p>
          </table:table-cell>
          <table:table-cell office:value-type="float" office:value="72872" calcext:value-type="float">
            <text:p>72872</text:p>
          </table:table-cell>
          <table:table-cell office:value-type="float" office:value="71630" calcext:value-type="float">
            <text:p>71630</text:p>
          </table:table-cell>
          <table:table-cell office:value-type="float" office:value="71184" calcext:value-type="float">
            <text:p>71184</text:p>
          </table:table-cell>
          <table:table-cell office:value-type="float" office:value="71008" calcext:value-type="float">
            <text:p>71008</text:p>
          </table:table-cell>
          <table:table-cell office:value-type="float" office:value="70992" calcext:value-type="float">
            <text:p>70992</text:p>
          </table:table-cell>
          <table:table-cell office:value-type="float" office:value="70764" calcext:value-type="float">
            <text:p>70764</text:p>
          </table:table-cell>
          <table:table-cell office:value-type="float" office:value="70994" calcext:value-type="float">
            <text:p>70994</text:p>
          </table:table-cell>
          <table:table-cell office:value-type="float" office:value="71630" calcext:value-type="float">
            <text:p>71630</text:p>
          </table:table-cell>
          <table:table-cell office:value-type="float" office:value="70276" calcext:value-type="float">
            <text:p>70276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1" calcext:value-type="float">
            <text:p>1161</text:p>
          </table:table-cell>
          <table:table-cell office:value-type="float" office:value="1200" calcext:value-type="float">
            <text:p>1200</text:p>
          </table:table-cell>
          <table:table-cell office:value-type="float" office:value="1147" calcext:value-type="float">
            <text:p>1147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24" calcext:value-type="float">
            <text:p>75424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36" calcext:value-type="float">
            <text:p>75436</text:p>
          </table:table-cell>
          <table:table-cell office:value-type="float" office:value="75934" calcext:value-type="float">
            <text:p>75934</text:p>
          </table:table-cell>
          <table:table-cell office:value-type="float" office:value="75436" calcext:value-type="float">
            <text:p>75436</text:p>
          </table:table-cell>
          <table:table-cell office:value-type="float" office:value="74648" calcext:value-type="float">
            <text:p>74648</text:p>
          </table:table-cell>
          <table:table-cell office:value-type="float" office:value="74428" calcext:value-type="float">
            <text:p>74428</text:p>
          </table:table-cell>
          <table:table-cell office:value-type="float" office:value="74492" calcext:value-type="float">
            <text:p>74492</text:p>
          </table:table-cell>
          <table:table-cell office:value-type="float" office:value="74462" calcext:value-type="float">
            <text:p>74462</text:p>
          </table:table-cell>
          <table:table-cell office:value-type="float" office:value="74192" calcext:value-type="float">
            <text:p>74192</text:p>
          </table:table-cell>
          <table:table-cell office:value-type="float" office:value="75436" calcext:value-type="float">
            <text:p>75436</text:p>
          </table:table-cell>
          <table:table-cell office:value-type="float" office:value="72938" calcext:value-type="float">
            <text:p>72938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office:value-type="float" office:value="647" calcext:value-type="float">
            <text:p>647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162" calcext:value-type="float">
            <text:p>80162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958" calcext:value-type="float">
            <text:p>80958</text:p>
          </table:table-cell>
          <table:table-cell office:value-type="float" office:value="84706" calcext:value-type="float">
            <text:p>84706</text:p>
          </table:table-cell>
          <table:table-cell office:value-type="float" office:value="80958" calcext:value-type="float">
            <text:p>80958</text:p>
          </table:table-cell>
          <table:table-cell office:value-type="float" office:value="78604" calcext:value-type="float">
            <text:p>78604</text:p>
          </table:table-cell>
          <table:table-cell office:value-type="float" office:value="78080" calcext:value-type="float">
            <text:p>78080</text:p>
          </table:table-cell>
          <table:table-cell office:value-type="float" office:value="80930" calcext:value-type="float">
            <text:p>80930</text:p>
          </table:table-cell>
          <table:table-cell office:value-type="float" office:value="77432" calcext:value-type="float">
            <text:p>77432</text:p>
          </table:table-cell>
          <table:table-cell office:value-type="float" office:value="76694" calcext:value-type="float">
            <text:p>76694</text:p>
          </table:table-cell>
          <table:table-cell office:value-type="float" office:value="80958" calcext:value-type="float">
            <text:p>80958</text:p>
          </table:table-cell>
          <table:table-cell office:value-type="float" office:value="78076" calcext:value-type="float">
            <text:p>78076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38" calcext:value-type="float">
            <text:p>538</text:p>
          </table:table-cell>
          <table:table-cell office:value-type="float" office:value="621" calcext:value-type="float">
            <text:p>621</text:p>
          </table:table-cell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84" calcext:value-type="float">
            <text:p>584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24" calcext:value-type="float">
            <text:p>88324</text:p>
          </table:table-cell>
          <table:table-cell office:value-type="float" office:value="85300" calcext:value-type="float">
            <text:p>8530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24" calcext:value-type="float">
            <text:p>88324</text:p>
          </table:table-cell>
          <table:table-cell office:value-type="float" office:value="85368" calcext:value-type="float">
            <text:p>85368</text:p>
          </table:table-cell>
          <table:table-cell office:value-type="float" office:value="91484" calcext:value-type="float">
            <text:p>91484</text:p>
          </table:table-cell>
          <table:table-cell office:value-type="float" office:value="85368" calcext:value-type="float">
            <text:p>85368</text:p>
          </table:table-cell>
          <table:table-cell office:value-type="float" office:value="83850" calcext:value-type="float">
            <text:p>83850</text:p>
          </table:table-cell>
          <table:table-cell office:value-type="float" office:value="84298" calcext:value-type="float">
            <text:p>84298</text:p>
          </table:table-cell>
          <table:table-cell office:value-type="float" office:value="81590" calcext:value-type="float">
            <text:p>81590</text:p>
          </table:table-cell>
          <table:table-cell office:value-type="float" office:value="82410" calcext:value-type="float">
            <text:p>82410</text:p>
          </table:table-cell>
          <table:table-cell office:value-type="float" office:value="81706" calcext:value-type="float">
            <text:p>81706</text:p>
          </table:table-cell>
          <table:table-cell office:value-type="float" office:value="85368" calcext:value-type="float">
            <text:p>85368</text:p>
          </table:table-cell>
          <table:table-cell office:value-type="float" office:value="86420" calcext:value-type="float">
            <text:p>86420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36" calcext:value-type="float">
            <text:p>436</text:p>
          </table:table-cell>
          <table:table-cell office:value-type="float" office:value="528" calcext:value-type="float">
            <text:p>528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436" calcext:value-type="float">
            <text:p>436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2946" calcext:value-type="float">
            <text:p>92946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0368" calcext:value-type="float">
            <text:p>90368</text:p>
          </table:table-cell>
          <table:table-cell office:value-type="float" office:value="102792" calcext:value-type="float">
            <text:p>102792</text:p>
          </table:table-cell>
          <table:table-cell office:value-type="float" office:value="90368" calcext:value-type="float">
            <text:p>90368</text:p>
          </table:table-cell>
          <table:table-cell office:value-type="float" office:value="89958" calcext:value-type="float">
            <text:p>89958</text:p>
          </table:table-cell>
          <table:table-cell office:value-type="float" office:value="89062" calcext:value-type="float">
            <text:p>89062</text:p>
          </table:table-cell>
          <table:table-cell office:value-type="float" office:value="89352" calcext:value-type="float">
            <text:p>89352</text:p>
          </table:table-cell>
          <table:table-cell office:value-type="float" office:value="88192" calcext:value-type="float">
            <text:p>88192</text:p>
          </table:table-cell>
          <table:table-cell office:value-type="float" office:value="88250" calcext:value-type="float">
            <text:p>88250</text:p>
          </table:table-cell>
          <table:table-cell office:value-type="float" office:value="90368" calcext:value-type="float">
            <text:p>90368</text:p>
          </table:table-cell>
          <table:table-cell office:value-type="float" office:value="93284" calcext:value-type="float">
            <text:p>9328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54" calcext:value-type="float">
            <text:p>45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545" calcext:value-type="float">
            <text:p>545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417" calcext:value-type="float">
            <text:p>417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574" calcext:value-type="float">
            <text:p>71574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0650" calcext:value-type="float">
            <text:p>70650</text:p>
          </table:table-cell>
          <table:table-cell office:value-type="float" office:value="72428" calcext:value-type="float">
            <text:p>72428</text:p>
          </table:table-cell>
          <table:table-cell office:value-type="float" office:value="70650" calcext:value-type="float">
            <text:p>70650</text:p>
          </table:table-cell>
          <table:table-cell office:value-type="float" office:value="71222" calcext:value-type="float">
            <text:p>71222</text:p>
          </table:table-cell>
          <table:table-cell office:value-type="float" office:value="71388" calcext:value-type="float">
            <text:p>71388</text:p>
          </table:table-cell>
          <table:table-cell office:value-type="float" office:value="71092" calcext:value-type="float">
            <text:p>71092</text:p>
          </table:table-cell>
          <table:table-cell office:value-type="float" office:value="70994" calcext:value-type="float">
            <text:p>70994</text:p>
          </table:table-cell>
          <table:table-cell office:value-type="float" office:value="70492" calcext:value-type="float">
            <text:p>70492</text:p>
          </table:table-cell>
          <table:table-cell office:value-type="float" office:value="70650" calcext:value-type="float">
            <text:p>70650</text:p>
          </table:table-cell>
          <table:table-cell office:value-type="float" office:value="69734" calcext:value-type="float">
            <text:p>69734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97" calcext:value-type="float">
            <text:p>1197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51" calcext:value-type="float">
            <text:p>1151</text:p>
          </table:table-cell>
          <table:table-cell office:value-type="float" office:value="1232" calcext:value-type="float">
            <text:p>1232</text:p>
          </table:table-cell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44" calcext:value-type="float">
            <text:p>1144</text:p>
          </table:table-cell>
          <table:table-cell office:value-type="float" office:value="1151" calcext:value-type="float">
            <text:p>1151</text:p>
          </table:table-cell>
          <table:table-cell office:value-type="float" office:value="1131" calcext:value-type="float">
            <text:p>113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5312" calcext:value-type="float">
            <text:p>75312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4598" calcext:value-type="float">
            <text:p>74598</text:p>
          </table:table-cell>
          <table:table-cell office:value-type="float" office:value="77322" calcext:value-type="float">
            <text:p>77322</text:p>
          </table:table-cell>
          <table:table-cell office:value-type="float" office:value="74598" calcext:value-type="float">
            <text:p>74598</text:p>
          </table:table-cell>
          <table:table-cell office:value-type="float" office:value="74628" calcext:value-type="float">
            <text:p>74628</text:p>
          </table:table-cell>
          <table:table-cell office:value-type="float" office:value="74300" calcext:value-type="float">
            <text:p>74300</text:p>
          </table:table-cell>
          <table:table-cell office:value-type="float" office:value="74496" calcext:value-type="float">
            <text:p>74496</text:p>
          </table:table-cell>
          <table:table-cell office:value-type="float" office:value="73708" calcext:value-type="float">
            <text:p>73708</text:p>
          </table:table-cell>
          <table:table-cell office:value-type="float" office:value="72700" calcext:value-type="float">
            <text:p>72700</text:p>
          </table:table-cell>
          <table:table-cell office:value-type="float" office:value="74598" calcext:value-type="float">
            <text:p>74598</text:p>
          </table:table-cell>
          <table:table-cell office:value-type="float" office:value="73126" calcext:value-type="float">
            <text:p>73126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office:value-type="float" office:value="646" calcext:value-type="float">
            <text:p>646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office:value-type="float" office:value="646" calcext:value-type="float">
            <text:p>646</text:p>
          </table:table-cell>
          <table:table-cell office:value-type="float" office:value="640" calcext:value-type="float">
            <text:p>640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9728" calcext:value-type="float">
            <text:p>79728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8504" calcext:value-type="float">
            <text:p>78504</text:p>
          </table:table-cell>
          <table:table-cell office:value-type="float" office:value="82490" calcext:value-type="float">
            <text:p>82490</text:p>
          </table:table-cell>
          <table:table-cell office:value-type="float" office:value="78504" calcext:value-type="float">
            <text:p>78504</text:p>
          </table:table-cell>
          <table:table-cell office:value-type="float" office:value="78484" calcext:value-type="float">
            <text:p>78484</text:p>
          </table:table-cell>
          <table:table-cell office:value-type="float" office:value="77592" calcext:value-type="float">
            <text:p>77592</text:p>
          </table:table-cell>
          <table:table-cell office:value-type="float" office:value="78902" calcext:value-type="float">
            <text:p>78902</text:p>
          </table:table-cell>
          <table:table-cell office:value-type="float" office:value="77780" calcext:value-type="float">
            <text:p>77780</text:p>
          </table:table-cell>
          <table:table-cell office:value-type="float" office:value="75380" calcext:value-type="float">
            <text:p>75380</text:p>
          </table:table-cell>
          <table:table-cell office:value-type="float" office:value="78504" calcext:value-type="float">
            <text:p>78504</text:p>
          </table:table-cell>
          <table:table-cell office:value-type="float" office:value="77952" calcext:value-type="float">
            <text:p>77952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office:value-type="float" office:value="566" calcext:value-type="float">
            <text:p>566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  <table:table-cell office:value-type="float" office:value="481" calcext:value-type="float">
            <text:p>481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2918" calcext:value-type="float">
            <text:p>82918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5252" calcext:value-type="float">
            <text:p>85252</text:p>
          </table:table-cell>
          <table:table-cell office:value-type="float" office:value="90002" calcext:value-type="float">
            <text:p>90002</text:p>
          </table:table-cell>
          <table:table-cell office:value-type="float" office:value="85252" calcext:value-type="float">
            <text:p>85252</text:p>
          </table:table-cell>
          <table:table-cell office:value-type="float" office:value="82966" calcext:value-type="float">
            <text:p>82966</text:p>
          </table:table-cell>
          <table:table-cell office:value-type="float" office:value="79992" calcext:value-type="float">
            <text:p>79992</text:p>
          </table:table-cell>
          <table:table-cell office:value-type="float" office:value="83028" calcext:value-type="float">
            <text:p>83028</text:p>
          </table:table-cell>
          <table:table-cell office:value-type="float" office:value="81376" calcext:value-type="float">
            <text:p>81376</text:p>
          </table:table-cell>
          <table:table-cell office:value-type="float" office:value="79110" calcext:value-type="float">
            <text:p>79110</text:p>
          </table:table-cell>
          <table:table-cell office:value-type="float" office:value="85252" calcext:value-type="float">
            <text:p>85252</text:p>
          </table:table-cell>
          <table:table-cell office:value-type="float" office:value="81868" calcext:value-type="float">
            <text:p>81868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  <table:table-cell office:value-type="float" office:value="428" calcext:value-type="float">
            <text:p>428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7348" calcext:value-type="float">
            <text:p>87348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9430" calcext:value-type="float">
            <text:p>89430</text:p>
          </table:table-cell>
          <table:table-cell office:value-type="float" office:value="101964" calcext:value-type="float">
            <text:p>101964</text:p>
          </table:table-cell>
          <table:table-cell office:value-type="float" office:value="89430" calcext:value-type="float">
            <text:p>89430</text:p>
          </table:table-cell>
          <table:table-cell office:value-type="float" office:value="83168" calcext:value-type="float">
            <text:p>83168</text:p>
          </table:table-cell>
          <table:table-cell office:value-type="float" office:value="85260" calcext:value-type="float">
            <text:p>85260</text:p>
          </table:table-cell>
          <table:table-cell office:value-type="float" office:value="85644" calcext:value-type="float">
            <text:p>85644</text:p>
          </table:table-cell>
          <table:table-cell office:value-type="float" office:value="85388" calcext:value-type="float">
            <text:p>85388</text:p>
          </table:table-cell>
          <table:table-cell office:value-type="float" office:value="82808" calcext:value-type="float">
            <text:p>82808</text:p>
          </table:table-cell>
          <table:table-cell office:value-type="float" office:value="89430" calcext:value-type="float">
            <text:p>89430</text:p>
          </table:table-cell>
          <table:table-cell office:value-type="float" office:value="91024" calcext:value-type="float">
            <text:p>91024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413" calcext:value-type="float">
            <text:p>413</text:p>
          </table:table-cell>
          <table:table-cell office:value-type="float" office:value="447" calcext:value-type="float">
            <text:p>447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</table:table-row>
        <table:table-row table:style-name="ro1">
          <table:table-cell table:number-columns-repeated="17"/>
          <table:table-cell table:formula="of:=SUM([.R4:.R33])" office:value-type="float" office:value="31560" calcext:value-type="float">
            <text:p>31560</text:p>
          </table:table-cell>
          <table:table-cell table:formula="of:=SUM([.S4:.S33])" office:value-type="float" office:value="31916" calcext:value-type="float">
            <text:p>31916</text:p>
          </table:table-cell>
          <table:table-cell table:formula="of:=SUM([.T4:.T33])" office:value-type="float" office:value="31661" calcext:value-type="float">
            <text:p>31661</text:p>
          </table:table-cell>
          <table:table-cell table:formula="of:=SUM([.U4:.U33])" office:value-type="float" office:value="31560" calcext:value-type="float">
            <text:p>31560</text:p>
          </table:table-cell>
          <table:table-cell table:formula="of:=SUM([.V4:.V33])" office:value-type="float" office:value="31916" calcext:value-type="float">
            <text:p>31916</text:p>
          </table:table-cell>
          <table:table-cell table:formula="of:=SUM([.W4:.W33])" office:value-type="float" office:value="31537" calcext:value-type="float">
            <text:p>31537</text:p>
          </table:table-cell>
          <table:table-cell table:formula="of:=SUM([.X4:.X33])" office:value-type="float" office:value="33401" calcext:value-type="float">
            <text:p>33401</text:p>
          </table:table-cell>
          <table:table-cell table:formula="of:=SUM([.Y4:.Y33])" office:value-type="float" office:value="31537" calcext:value-type="float">
            <text:p>31537</text:p>
          </table:table-cell>
          <table:table-cell table:formula="of:=SUM([.Z4:.Z33])" office:value-type="float" office:value="31269" calcext:value-type="float">
            <text:p>31269</text:p>
          </table:table-cell>
          <table:table-cell table:formula="of:=SUM([.AA4:.AA33])" office:value-type="float" office:value="31129" calcext:value-type="float">
            <text:p>31129</text:p>
          </table:table-cell>
          <table:table-cell table:formula="of:=SUM([.AB4:.AB33])" office:value-type="float" office:value="31368" calcext:value-type="float">
            <text:p>31368</text:p>
          </table:table-cell>
          <table:table-cell table:formula="of:=SUM([.AC4:.AC33])" office:value-type="float" office:value="31017" calcext:value-type="float">
            <text:p>31017</text:p>
          </table:table-cell>
          <table:table-cell table:formula="of:=SUM([.AD4:.AD33])" office:value-type="float" office:value="30865" calcext:value-type="float">
            <text:p>30865</text:p>
          </table:table-cell>
          <table:table-cell table:formula="of:=SUM([.AE4:.AE33])" office:value-type="float" office:value="31537" calcext:value-type="float">
            <text:p>31537</text:p>
          </table:table-cell>
          <table:table-cell table:formula="of:=SUM([.AF4:.AF33])" office:value-type="float" office:value="31332" calcext:value-type="float">
            <text:p>31332</text:p>
          </table:table-cell>
          <table:table-cell table:number-columns-repeated="30"/>
        </table:table-row>
        <table:table-row table:style-name="ro1" table:number-rows-repeated="3">
          <table:table-cell table:number-columns-repeated="62"/>
        </table:table-row>
        <table:table-row table:style-name="ro1">
          <table:table-cell table:number-columns-repeated="3"/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akespan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2" office:value-type="string" calcext:value-type="string">
            <text:p>TPTS</text:p>
          </table:table-cell>
          <table:table-cell table:style-name="ce5" office:value-type="float" office:value="30792" calcext:value-type="float">
            <text:p>30792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0.8:0.8)</text:p>
          </table:table-cell>
          <table:table-cell table:style-name="ce5" office:value-type="float" office:value="30865" calcext:value-type="float">
            <text:p>3086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0.8:0.3)</text:p>
          </table:table-cell>
          <table:table-cell table:style-name="ce5" office:value-type="float" office:value="31017" calcext:value-type="float">
            <text:p>31017</text:p>
          </table:table-cell>
          <table:table-cell table:number-columns-repeated="20"/>
          <table:table-cell office:value-type="float" office:value="31560" calcext:value-type="float">
            <text:p>31560</text:p>
          </table:table-cell>
          <table:table-cell office:value-type="float" office:value="31916" calcext:value-type="float">
            <text:p>31916</text:p>
          </table:table-cell>
          <table:table-cell office:value-type="float" office:value="31661" calcext:value-type="float">
            <text:p>31661</text:p>
          </table:table-cell>
          <table:table-cell office:value-type="float" office:value="31560" calcext:value-type="float">
            <text:p>31560</text:p>
          </table:table-cell>
          <table:table-cell office:value-type="float" office:value="31916" calcext:value-type="float">
            <text:p>31916</text:p>
          </table:table-cell>
          <table:table-cell office:value-type="float" office:value="31537" calcext:value-type="float">
            <text:p>31537</text:p>
          </table:table-cell>
          <table:table-cell office:value-type="float" office:value="33401" calcext:value-type="float">
            <text:p>33401</text:p>
          </table:table-cell>
          <table:table-cell office:value-type="float" office:value="31537" calcext:value-type="float">
            <text:p>31537</text:p>
          </table:table-cell>
          <table:table-cell office:value-type="float" office:value="31269" calcext:value-type="float">
            <text:p>31269</text:p>
          </table:table-cell>
          <table:table-cell office:value-type="float" office:value="31129" calcext:value-type="float">
            <text:p>31129</text:p>
          </table:table-cell>
          <table:table-cell office:value-type="float" office:value="31368" calcext:value-type="float">
            <text:p>31368</text:p>
          </table:table-cell>
          <table:table-cell office:value-type="float" office:value="31017" calcext:value-type="float">
            <text:p>31017</text:p>
          </table:table-cell>
          <table:table-cell office:value-type="float" office:value="30865" calcext:value-type="float">
            <text:p>30865</text:p>
          </table:table-cell>
          <table:table-cell office:value-type="float" office:value="31537" calcext:value-type="float">
            <text:p>31537</text:p>
          </table:table-cell>
          <table:table-cell office:value-type="float" office:value="31332" calcext:value-type="float">
            <text:p>31332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3" office:value-type="string" calcext:value-type="string">
            <text:p>TTP(0.3:0.8)</text:p>
          </table:table-cell>
          <table:table-cell table:style-name="ce5" office:value-type="float" office:value="31129" calcext:value-type="float">
            <text:p>3112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0.3:0.3)</text:p>
          </table:table-cell>
          <table:table-cell table:style-name="ce5" office:value-type="float" office:value="31269" calcext:value-type="float">
            <text:p>3126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1:1)</text:p>
          </table:table-cell>
          <table:table-cell table:style-name="ce5" office:value-type="float" office:value="31332" calcext:value-type="float">
            <text:p>31332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0.5:0.5)</text:p>
          </table:table-cell>
          <table:table-cell table:style-name="ce5" office:value-type="float" office:value="31368" calcext:value-type="float">
            <text:p>3136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:0)</text:p>
          </table:table-cell>
          <table:table-cell table:style-name="ce5" office:value-type="float" office:value="31537" calcext:value-type="float">
            <text:p>31537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TTP(0:0)</text:p>
          </table:table-cell>
          <table:table-cell table:style-name="ce5" office:value-type="float" office:value="31537" calcext:value-type="float">
            <text:p>31537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.3:0.3)</text:p>
          </table:table-cell>
          <table:table-cell table:style-name="ce5" office:value-type="float" office:value="31560" calcext:value-type="float">
            <text:p>3156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.8:0.3)</text:p>
          </table:table-cell>
          <table:table-cell table:style-name="ce5" office:value-type="float" office:value="31560" calcext:value-type="float">
            <text:p>3156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2" office:value-type="string" calcext:value-type="string">
            <text:p>TP</text:p>
          </table:table-cell>
          <table:table-cell table:style-name="ce5" office:value-type="float" office:value="31581" calcext:value-type="float">
            <text:p>31581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.5:0.5)</text:p>
          </table:table-cell>
          <table:table-cell table:style-name="ce5" office:value-type="float" office:value="31661" calcext:value-type="float">
            <text:p>31661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.3:0.8)</text:p>
          </table:table-cell>
          <table:table-cell table:style-name="ce5" office:value-type="float" office:value="31916" calcext:value-type="float">
            <text:p>3191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0.8:0.8)</text:p>
          </table:table-cell>
          <table:table-cell table:style-name="ce5" office:value-type="float" office:value="31916" calcext:value-type="float">
            <text:p>3191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3" office:value-type="string" calcext:value-type="string">
            <text:p>BTT(1:1)</text:p>
          </table:table-cell>
          <table:table-cell table:style-name="ce5" office:value-type="float" office:value="33401" calcext:value-type="float">
            <text:p>33401</text:p>
          </table:table-cell>
          <table:table-cell table:number-columns-repeated="57"/>
        </table:table-row>
        <table:table-row table:style-name="ro1" table:number-rows-repeated="1048521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small_resumo_totais.E39:small_resumo_totais.E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mall_resumo_totais.D39:small_resumo_totais.E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22:06:45.650482648</dc:date>
    <meta:editing-duration>PT6H5M16S</meta:editing-duration>
    <meta:editing-cycles>1</meta:editing-cycles>
    <meta:document-statistic meta:table-count="1" meta:cell-count="2047" meta:object-count="0"/>
    <meta:generator>LibreOffice/7.3.7.2$Linux_X86_64 LibreOffice_project/30$Build-2</meta:generator>
  </office:meta>
</office:document-meta>
</file>